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636E00005510DD16A8AE.svm"/>
  <manifest:file-entry manifest:media-type="" manifest:full-path="Pictures/2000000900004E3E0000247D8F6664E7.svm"/>
  <manifest:file-entry manifest:media-type="" manifest:full-path="Pictures/2000000900005595000057A64A9C2C9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1.3500003814697pt" style:font-size-complex="13pt"/>
    </style:style>
    <style:style style:name="P3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Heading_20_1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4 Aero </text:p>
      <text:h text:style-name="P8" text:outline-level="1">I. Modélisation</text:h>
      <text:list xml:id="list32488616" text:style-name="L2">
        <text:list-item>
          <text:p text:style-name="P5">Donner le nom de la grandeur réglante.</text:p>
          <text:p text:style-name="P5">Puissance des réchauffeur</text:p>
        </text:list-item>
      </text:list>
      <text:list xml:id="list32454091" text:style-name="L1">
        <text:list-header>
          <text:p text:style-name="P7">2. Donner le nom d'une perturbation.</text:p>
        </text:list-header>
      </text:list>
      <text:p text:style-name="P6"><text:span text:style-name="T1"><text:tab/>Air ambiant.</text:span> </text:p>
      <text:list xml:id="list34749231" text:continue-numbering="true" text:style-name="L1">
        <text:list-header>
          <text:p text:style-name="P7"><text:s/>3. Compléter le schéma TI pour faire apparaître la boucle de régulation. </text:p>
          <text:p text:style-name="P7"><draw:frame draw:style-name="fr1" draw:name="images1" text:anchor-type="paragraph" svg:width="16.252cm" svg:height="16.644cm" draw:z-index="0"><draw:image xlink:href="Pictures/2000000900005595000057A64A9C2C90.svm" xlink:type="simple" xlink:show="embed" xlink:actuate="onLoad"/></draw:frame></text:p>
        </text:list-header>
      </text:list>
      <text:p text:style-name="P6"/>
      <text:p text:style-name="P6"/>
      <text:p text:style-name="P6"/>
      <text:p text:style-name="P6"/>
      <text:list xml:id="list34738540" text:continue-numbering="true" text:style-name="L1">
        <text:list-header>
          <text:p text:style-name="P7"><text:soft-page-break/>4. Proposer un schéma fonctionnel de la régulation en faisant apparaître la perturbation. </text:p>
          <text:p text:style-name="P7"><draw:frame draw:style-name="fr2" draw:name="images2" text:anchor-type="paragraph" svg:width="16.252cm" svg:height="7.579cm" draw:z-index="1"><draw:image xlink:href="Pictures/2000000900004E3E0000247D8F6664E7.svm" xlink:type="simple" xlink:show="embed" xlink:actuate="onLoad"/></draw:frame></text:p>
          <text:p text:style-name="P7">5. Déterminer un modèle du premier ordre (Broïda sans retard) du procédé en utilisant la méthode de simple, pour un échelon de commande de 50% à 90%. </text:p>
        </text:list-header>
      </text:list>
      <text:p text:style-name="P6"/>
      <text:p text:style-name="P6"/>
      <text:p text:style-name="P6"><draw:frame draw:style-name="fr3" draw:name="images3" text:anchor-type="paragraph" svg:width="17cm" svg:height="14.542cm" draw:z-index="2"><draw:image xlink:href="Pictures/200000090000636E00005510DD16A8AE.svm" xlink:type="simple" xlink:show="embed" xlink:actuate="onLoad"/></draw:frame><text:soft-page-break/></text:p>
      <text:p text:style-name="P6">K=X/Y=50/90=0,55</text:p>
      <text:p text:style-name="P6">T=t1-t0= 13,56-13,55=1</text:p>
      <text:p text:style-name="P6">constente de temps = t2-t1= 13,58-13,56=2</text:p>
      <text:p text:style-name="P6"/>
      <text:p text:style-name="P6"/>
      <text:list xml:id="list34760140" text:continue-numbering="true" text:style-name="L1">
        <text:list-header>
          <text:p text:style-name="P4">6. Donner la fonction de transfert du procédé H(p). </text:p>
        </text:list-header>
      </text:list>
      <text:p text:style-name="P3">H(p)=0,55*exp(1)/1+2</text:p>
      <text:h text:style-name="P8" text:outline-level="1">II. Détermination d'un correcteur</text:h>
      <text:p text:style-name="P2">1.Exprimer la fonction de transfert C(p) en fonction du gain A. </text:p>
      <text:p text:style-name="P2">C(p)=A*(1+Ti.p/Ti.p)=A*(1+2/2)</text:p>
      <text:p text:style-name="P2">2.Exprimer la fonction de transfert en boucle ouverte T(p) en fonction de 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BERTOLOTTI/TOUITA <text:s text:c="101"/>03/03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2-28T12:20:20.68</meta:creation-date>
    <dc:date>2020-02-28T14:53:51.51</dc:date>
    <meta:editing-duration>PT2H33M32S</meta:editing-duration>
    <meta:editing-cycles>3</meta:editing-cycles>
    <meta:generator>LibreOffice/3.3$Win32 LibreOffice_project/330m19$Build-202</meta:generator>
    <meta:document-statistic meta:table-count="0" meta:image-count="3" meta:object-count="0" meta:page-count="3" meta:paragraph-count="19" meta:word-count="125" meta:character-count="937"/>
  </office:meta>
</office:document-meta>
</file>